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eef0ff" loext:opacity="100%" style:font-name="Google Sans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margin-top="0cm" fo:margin-bottom="0.529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Google Sans" fo:font-size="13.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.529cm" fo:margin-bottom="0.265cm" style:contextual-spacing="false" style:line-height-at-least="0.688cm" fo:orphans="2" fo:widows="2" fo:text-indent="0cm" style:auto-text-indent="false"/>
      <style:text-properties fo:font-variant="normal" fo:text-transform="none" fo:color="#000000" loext:opacity="100%" style:font-name="Google Sans" fo:font-size="13.5pt" fo:letter-spacing="normal" fo:font-style="normal" fo:font-weight="bold"/>
    </style:style>
    <style:style style:name="P4" style:family="paragraph" style:parent-style-name="Standard">
      <style:paragraph-properties fo:margin-left="0cm" fo:margin-right="0cm" fo:margin-top="0cm" fo:margin-bottom="0.529cm" style:contextual-spacing="false" fo:text-align="center" style:justify-single-word="false" fo:orphans="2" fo:widows="2" fo:text-indent="0cm" style:auto-text-indent="false"/>
      <style:text-properties fo:color="#000000" loext:opacity="100%"/>
    </style:style>
    <style:style style:name="P5" style:family="paragraph" style:parent-style-name="Text_20_body" style:list-style-name="L5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7" style:family="paragraph" style:parent-style-name="Text_20_body" style:list-style-name="L9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8" style:family="paragraph" style:parent-style-name="Text_20_body" style:list-style-name="L9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9" style:family="paragraph" style:parent-style-name="Text_20_body" style:list-style-name="L1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4" style:family="paragraph" style:parent-style-name="Text_20_body" style:list-style-name="L8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6" style:family="paragraph" style:parent-style-name="Text_20_body" style:list-style-name="L10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</style:style>
    <style:style style:name="P17" style:family="paragraph" style:parent-style-name="Text_20_body" style:list-style-name="L10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9" style:family="paragraph" style:parent-style-name="Text_20_body" style:list-style-name="L11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</style:style>
    <style:style style:name="P20" style:family="paragraph" style:parent-style-name="Text_20_body" style:list-style-name="L11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21" style:family="paragraph" style:parent-style-name="Text_20_body" style:list-style-name="L11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2" style:family="paragraph" style:parent-style-name="Text_20_body" style:list-style-name="L12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</style:style>
    <style:style style:name="P23" style:family="paragraph" style:parent-style-name="Text_20_body" style:list-style-name="L12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</style:style>
    <style:style style:name="P24" style:family="paragraph" style:parent-style-name="Text_20_body" style:list-style-name="L12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.529cm" fo:margin-bottom="0.265cm" style:contextual-spacing="false" style:line-height-at-least="0.688cm" fo:text-indent="0cm" style:auto-text-indent="false"/>
      <style:text-properties fo:font-size="13.5pt" fo:letter-spacing="normal" fo:font-weight="bold"/>
    </style:style>
    <style:style style:name="P26" style:family="paragraph" style:parent-style-name="Text_20_body">
      <style:paragraph-properties fo:margin-left="0cm" fo:margin-right="0cm" fo:margin-top="0.529cm" fo:margin-bottom="0.265cm" style:contextual-spacing="false" style:line-height-at-least="0.688cm" fo:text-indent="0cm" style:auto-text-indent="false"/>
      <style:text-properties fo:font-size="13.5pt" fo:letter-spacing="normal" fo:font-weight="bold" style:font-size-asian="12pt" style:font-size-complex="12pt"/>
    </style:style>
    <style:style style:name="P27" style:family="paragraph" style:parent-style-name="Text_20_body" style:list-style-name="L10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  <style:text-properties fo:font-variant="normal" fo:text-transform="none" fo:color="#c3c6d6" loext:opacity="100%" style:font-name="Google Sans" fo:font-size="12pt" fo:letter-spacing="normal" fo:font-style="normal" fo:font-weight="normal" loext:padding="0cm" loext:border="none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c3c6d6" loext:opacity="100%" style:font-name="Google Sans" fo:font-size="12pt" fo:letter-spacing="normal" fo:font-style="normal" fo:font-weight="normal" loext:padding="0cm" loext:border="none"/>
    </style:style>
    <style:style style:name="P29" style:family="paragraph" style:parent-style-name="Text_20_body" style:list-style-name="L11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  <style:text-properties fo:font-variant="normal" fo:text-transform="none" fo:color="#c3c6d6" loext:opacity="100%" style:font-name="Google Sans" fo:font-size="12pt" fo:letter-spacing="normal" fo:font-style="normal" fo:font-weight="normal" loext:padding="0cm" loext:border="none"/>
    </style:style>
    <style:style style:name="P30" style:family="paragraph" style:parent-style-name="Text_20_body" style:list-style-name="L11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c3c6d6" loext:opacity="100%" style:font-name="Google Sans" fo:font-size="12pt" fo:letter-spacing="normal" fo:font-style="normal" fo:font-weight="normal" loext:padding="0cm" loext:border="none"/>
    </style:style>
    <style:style style:name="P31" style:family="paragraph" style:parent-style-name="Text_20_body" style:list-style-name="L6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loext:padding="0cm" loext:border="none"/>
    </style:style>
    <style:style style:name="P32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loext:padding="0cm" loext:border="none"/>
    </style:style>
    <style:style style:name="P33" style:family="paragraph" style:parent-style-name="Text_20_body" style:list-style-name="L7">
      <style:paragraph-properties fo:margin-left="0cm" fo:margin-right="0cm" fo:margin-top="0cm" fo:margin-bottom="0.212cm" style:contextual-spacing="false" style:line-height-at-least="0.582cm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loext:padding="0cm" loext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loext:padding="0cm" loext:border="none"/>
    </style:style>
    <style:style style:name="P35" style:family="paragraph" style:parent-style-name="Text_20_body" style:list-style-name="L1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12pt" fo:letter-spacing="normal" fo:font-style="normal" fo:font-weight="normal" loext:padding="0cm" loext:border="none"/>
    </style:style>
    <style:style style:name="P36" style:family="paragraph" style:parent-style-name="Text_20_body">
      <style:paragraph-properties fo:margin-left="0cm" fo:margin-right="0cm" fo:margin-top="0.529cm" fo:margin-bottom="0.265cm" style:contextual-spacing="false" style:line-height-at-least="0.688cm" fo:text-indent="0cm" style:auto-text-indent="false"/>
      <style:text-properties fo:color="#000000" loext:opacity="100%" fo:font-size="13.5pt" fo:letter-spacing="normal" fo:font-weight="bold"/>
    </style:style>
    <style:style style:name="P37" style:family="paragraph" style:parent-style-name="Text_20_body">
      <style:paragraph-properties fo:margin-left="0cm" fo:margin-right="0cm" fo:margin-top="0.529cm" fo:margin-bottom="0.265cm" style:contextual-spacing="false" style:line-height-at-least="0.688cm" fo:text-indent="0cm" style:auto-text-indent="false"/>
      <style:text-properties fo:color="#000000" loext:opacity="100%" fo:font-size="13.5pt" fo:letter-spacing="normal" fo:font-weight="bold" style:font-size-asian="12pt" style:font-size-complex="12pt"/>
    </style:style>
    <style:style style:name="P38" style:family="paragraph" style:parent-style-name="Text_20_body" style:list-style-name="L6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  <style:text-properties fo:color="#000000" loext:opacity="100%"/>
    </style:style>
    <style:style style:name="P39" style:family="paragraph" style:parent-style-name="Text_20_body" style:list-style-name="L7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  <style:text-properties fo:color="#000000" loext:opacity="100%"/>
    </style:style>
    <style:style style:name="P40" style:family="paragraph" style:parent-style-name="Text_20_body" style:list-style-name="L8">
      <style:paragraph-properties fo:margin-left="0cm" fo:margin-right="0cm" fo:margin-top="0.265cm" fo:margin-bottom="0.529cm" style:contextual-spacing="false" style:line-height-at-least="0.582cm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text-properties fo:color="#000000" loext:opacity="100%" fo:font-weight="normal" officeooo:rsid="0016d41a" officeooo:paragraph-rsid="0016d41a" style:font-weight-asian="normal" style:font-weight-complex="normal"/>
    </style:style>
    <style:style style:name="P42" style:family="paragraph" style:parent-style-name="Text_20_body">
      <style:text-properties fo:color="#000000" loext:opacity="100%" fo:font-weight="normal" officeooo:rsid="0018507a" officeooo:paragraph-rsid="0018507a" style:font-weight-asian="normal" style:font-weight-complex="normal"/>
    </style:style>
    <style:style style:name="P43" style:family="paragraph" style:parent-style-name="Title">
      <style:text-properties fo:color="#000000" loext:opacity="100%" fo:font-weight="normal" officeooo:rsid="0016d41a" officeooo:paragraph-rsid="0016d41a" style:font-weight-asian="normal" style:font-weight-complex="normal"/>
    </style:style>
    <style:style style:name="T1" style:family="text">
      <style:text-properties fo:font-size="12pt" fo:font-weight="bold" loext:padding="0cm" loext:border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eef0ff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eef0ff" loext:opacity="100%" style:font-name="Google Sans" fo:font-size="12pt" fo:letter-spacing="normal" fo:font-style="normal" fo:font-weight="bold" style:font-name-asian="Google Sans" style:font-size-asian="12pt" style:font-style-asian="normal" style:font-weight-asian="normal" style:font-name-complex="Google Sans" style:font-size-complex="12pt" style:font-style-complex="normal" style:font-weight-complex="normal" loext:padding="0cm" loext:border="none"/>
    </style:style>
    <style:style style:name="T5" style:family="text">
      <style:text-properties fo:font-variant="normal" fo:text-transform="none" fo:color="#eef0ff" loext:opacity="100%" style:font-name="Google Sans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style:font-name="Google Sans" fo:font-size="12pt" fo:letter-spacing="normal" fo:font-style="normal" fo:font-weight="bold" style:font-name-asian="Google Sans" style:font-size-asian="12pt" style:font-style-asian="normal" style:font-weight-asian="normal" style:font-name-complex="Google Sans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style:font-name="Google Sans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loext:opacity="100%" style:font-name="Google Sans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Google Sans" fo:font-size="12pt" fo:letter-spacing="normal" fo:font-style="normal" fo:font-weight="bold" style:font-name-asian="Google Sans" style:font-size-asian="12pt" style:font-style-asian="normal" style:font-weight-asian="normal" style:font-name-complex="Google Sans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Google Sans" fo:font-size="12pt" fo:letter-spacing="normal" fo:font-style="normal" fo:font-weight="bold" loext:padding="0cm" loext:border="none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2pt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Franchising</text:p>
      <text:p text:style-name="P41"/>
      <text:p text:style-name="P42">Nomes:Lucimara,Bruno,Júlio</text:p>
      <text:p text:style-name="P42"/>
      <text:p text:style-name="P2">No mundo dos negócios, o franchising, ou sistema de franquias, é uma estratégia de expansão onde uma empresa, o franqueador, concede a outras pessoas ou empresas, os franqueados, o direito de usar sua marca, produtos, serviços e modelo de operação. Em resumo, o franqueador licencia seu know-how e marca, permitindo que os franqueados operem independentemente sob a égide da marca estabelecida. </text:p>
      <text:p text:style-name="P3">Elaboração:</text:p>
      <text:list text:style-name="L13">
        <text:list-item>
          <text:p text:style-name="P9"><text:span text:style-name="Strong_20_Emphasis"><text:span text:style-name="T11">Franqueador:</text:span></text:span></text:p>
          <text:p text:style-name="P35">É o detentor da marca e do modelo de negócio que deseja expandir. Ele fornece ao franqueado o treinamento, a infraestrutura e o apoio necessários para operar a franquia. </text:p>
        </text:list-item>
        <text:list-item>
          <text:p text:style-name="P9"><text:span text:style-name="Strong_20_Emphasis"><text:span text:style-name="T11">Franqueado:</text:span></text:span></text:p>
          <text:p text:style-name="P35">É o empreendedor que adquire o direito de usar a marca e o modelo de negócio do franqueador. Ele assume a responsabilidade de gerir e operar a franquia em sua própria região. </text:p>
        </text:list-item>
        <text:list-item>
          <text:p text:style-name="P9"><text:span text:style-name="Strong_20_Emphasis"><text:span text:style-name="T11">Como funciona:</text:span></text:span></text:p>
          <text:p text:style-name="P35">O franqueador licencia sua marca, processos de negócio e conhecimento de mercado ao franqueado, que paga uma taxa de franquia e taxas de royalties. Em troca, o franqueado tem acesso a uma marca reconhecida, treinamento, suporte e um modelo de negócio já testado. </text:p>
        </text:list-item>
        <text:list-item>
          <text:p text:style-name="P9"><text:span text:style-name="Strong_20_Emphasis"><text:span text:style-name="T11">Vantagens:</text:span></text:span></text:p>
          <text:p text:style-name="P35">Para o franqueador, o franchising permite uma expansão rápida e barata, sem a necessidade de investir diretamente em cada nova unidade. Para o franqueado, a franquia oferece um modelo de negócio testado, suporte e a garantia de uma marca já estabelecida no mercado. </text:p>
        </text:list-item>
        <text:list-item>
          <text:p text:style-name="P9"><text:span text:style-name="Strong_20_Emphasis"><text:span text:style-name="T11">Desvantagens:</text:span></text:span></text:p>
          <text:p text:style-name="P35">O franqueador pode ter menos controle sobre a operação das unidades franqueadas e pode depender do desempenho de cada franqueado. Para o franqueado, há a necessidade de pagar taxas e royalties, além de uma limitação de autonomia e criatividade. 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07:52:24.168000000</meta:creation-date>
    <dc:date>2025-06-06T08:08:22.005000000</dc:date>
    <meta:editing-duration>PT4M24S</meta:editing-duration>
    <meta:editing-cycles>1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4" meta:word-count="266" meta:character-count="1632" meta:non-whitespace-character-count="1384"/>
  </office:meta>
</office:document-meta>
</file>